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4">
      <style:paragraph-properties fo:text-align="start" style:justify-single-word="false"/>
    </style:style>
    <style:style style:name="P4" style:family="paragraph" style:parent-style-name="Standard" style:list-style-name="L5">
      <style:paragraph-properties fo:text-align="start" style:justify-single-word="false"/>
    </style:style>
    <style:style style:name="P5" style:family="paragraph" style:parent-style-name="Standard" style:list-style-name="L6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SCRUM</text:p>
      <text:p text:style-name="P1"/>
      <text:p text:style-name="P1"/>
      <text:p text:style-name="P2"/>
      <text:list xml:id="list1681023244422447521" text:style-name="L5">
        <text:list-item>
          <text:p text:style-name="P4">1er package → Gérer participant des spectacles PRIORITAIRE (gestion des tags → prépondérant à la participation)</text:p>
        </text:list-item>
      </text:list>
      <text:p text:style-name="P2"/>
      <text:p text:style-name="P2">Front end (AJAX → One page) + CRUD (people, tags, spectacles, institutions)</text:p>
      <text:p text:style-name="P2">Fiches documents pour saisie de données personnalisée (modulables)</text:p>
      <text:p text:style-name="P2">Temps estimé : 5 jours.</text:p>
      <text:list xml:id="list35562593" text:continue-numbering="true" text:style-name="L5">
        <text:list-header>
          <text:p text:style-name="P4"/>
        </text:list-header>
      </text:list>
      <text:list xml:id="list273806979108960681" text:style-name="L4">
        <text:list-item>
          <text:p text:style-name="P3">2ème package <text:s/>→ Gestion des accès (sécurité par le biais d'authentification, chiffrage des données, log des activités, système de templates et d'affiliation aux organisations)</text:p>
        </text:list-item>
      </text:list>
      <text:p text:style-name="P2"/>
      <text:p text:style-name="P2">Temps estimé : 10 jours.</text:p>
      <text:list xml:id="list35553327" text:continue-numbering="true" text:style-name="L4">
        <text:list-header>
          <text:p text:style-name="P3"/>
        </text:list-header>
        <text:list-item>
          <text:p text:style-name="P3">3ème package → Système import/export (conversion des données) NON PRIORITAIRE</text:p>
        </text:list-item>
      </text:list>
      <text:p text:style-name="P2"/>
      <text:p text:style-name="P2">Temps estimé : 3 jours.</text:p>
      <text:list xml:id="list35564025" text:continue-numbering="true" text:style-name="L4">
        <text:list-header>
          <text:p text:style-name="P3"/>
        </text:list-header>
        <text:list-item>
          <text:p text:style-name="P3">4ème package <text:s/>→ Sécurisation application (mise en place HTTPS, sécurisation SGBD, PRA/PCA)</text:p>
        </text:list-item>
      </text:list>
      <text:p text:style-name="P2"/>
      <text:p text:style-name="P6">Choix technologiques :</text:p>
      <text:p text:style-name="P6"/>
      <text:p text:style-name="P2">Gestion des paquets : yarn (synchronisation des versions)</text:p>
      <text:p text:style-name="P2">Gestion des assets : gulp + NodeJS </text:p>
      <text:p text:style-name="P2">Résultats compilation : dossier des bundle</text:p>
      <text:p text:style-name="P2">Back End : </text:p>
      <text:list xml:id="list5434135257592921887" text:style-name="L6">
        <text:list-item>
          <text:p text:style-name="P5">Symfony 4.1 (mise à jour de la version du Framework)</text:p>
        </text:list-item>
        <text:list-item>
          <text:p text:style-name="P5">PHP 7.2</text:p>
        </text:list-item>
      </text:list>
      <text:p text:style-name="P2"><text:tab/> <text:s text:c="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4:36:00.86</meta:creation-date>
    <dc:date>2018-11-08T15:35:57.41</dc:date>
    <meta:editing-duration>PT43M1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44" meta:character-count="918"/>
  </office:meta>
</office:document-meta>
</file>